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<text:span text:style-name="T2">https://claude.ai/public/artifacts/ac485b6f-f517-462d-a418-a8db80ac33e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3555in" fo:margin-bottom="1in" fo:margin-right="1.356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>Michael Eads</dc:creator>
    <meta:creation-date>2025-07-12T15:04:00Z</meta:creation-date>
    <dc:date>2025-07-12T15:04:00Z</dc:date>
    <meta:template xlink:href="Normal.dotm" xlink:type="simple"/>
    <meta:editing-cycles>2</meta:editing-cycles>
    <meta:editing-duration>PT0S</meta:editing-duration>
    <meta:document-statistic meta:page-count="1" meta:paragraph-count="1" meta:word-count="10" meta:character-count="71" meta:row-count="1" meta:non-whitespace-character-count="62"/>
  </office:meta>
</office:document-meta>
</file>